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94c" officeooo:paragraph-rsid="001bf94c"/>
    </style:style>
    <style:style style:name="P2" style:family="paragraph" style:parent-style-name="Standard" style:list-style-name="L2">
      <style:text-properties officeooo:rsid="001bf94c" officeooo:paragraph-rsid="001bf94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f94c" officeooo:paragraph-rsid="001bf94c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fo:font-size="10pt" style:text-underline-style="none" fo:font-weight="normal" officeooo:rsid="001bf94c" officeooo:paragraph-rsid="001bf94c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style:text-properties officeooo:paragraph-rsid="001bf94c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bf94c" officeooo:paragraph-rsid="001bf94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c1ff7" officeooo:paragraph-rsid="001c1ff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fbb8b" officeooo:paragraph-rsid="001fbb8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4a477" officeooo:paragraph-rsid="0024a47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1319e" officeooo:paragraph-rsid="0021319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4a477" officeooo:paragraph-rsid="0024a47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5610c" officeooo:paragraph-rsid="0025610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1pt" style:text-underline-style="none" fo:font-weight="normal" officeooo:rsid="001bf94c" officeooo:paragraph-rsid="001bf94c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3">
      <style:text-properties fo:font-size="11pt" style:text-underline-style="none" fo:font-weight="normal" officeooo:rsid="001bf94c" officeooo:paragraph-rsid="001bf94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1c1ff7" officeooo:paragraph-rsid="001c1ff7" style:font-size-asian="8.75pt" style:font-weight-asian="normal" style:font-size-complex="10pt" style:font-weight-complex="normal"/>
    </style:style>
    <style:style style:name="P16" style:family="paragraph" style:parent-style-name="Standard" style:list-style-name="L5">
      <style:text-properties fo:font-size="10pt" style:text-underline-style="none" fo:font-weight="normal" officeooo:rsid="001c1ff7" officeooo:paragraph-rsid="001c1ff7" style:font-size-asian="8.75pt" style:font-weight-asian="normal" style:font-size-complex="10pt" style:font-weight-complex="normal"/>
    </style:style>
    <style:style style:name="P17" style:family="paragraph" style:parent-style-name="Standard" style:list-style-name="L5">
      <style:text-properties fo:font-size="10pt" style:text-underline-style="none" fo:font-weight="normal" officeooo:rsid="001e04b1" officeooo:paragraph-rsid="001e04b1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fbb8b" officeooo:paragraph-rsid="001fbb8b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21319e" officeooo:paragraph-rsid="0021319e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23d928" officeooo:paragraph-rsid="0023d928" style:font-size-asian="8.75pt" style:font-weight-asian="normal" style:font-size-complex="10pt" style:font-weight-complex="normal"/>
    </style:style>
    <style:style style:name="P21" style:family="paragraph" style:parent-style-name="Standard" style:list-style-name="L7">
      <style:text-properties fo:font-size="10pt" fo:font-style="normal" style:text-underline-style="none" fo:font-weight="normal" officeooo:rsid="0021319e" officeooo:paragraph-rsid="0021319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7">
      <style:text-properties fo:font-size="10pt" fo:font-style="normal" style:text-underline-style="none" fo:font-weight="normal" officeooo:rsid="0022880d" officeooo:paragraph-rsid="0022880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1"/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bf94c" officeooo:paragraph-rsid="001bf94c" style:font-weight-asian="bold" style:font-weight-complex="bold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ize="10pt" style:text-underline-style="none" fo:font-weight="normal" style:font-size-asian="8.75pt" style:font-weight-asian="normal" style:font-size-complex="10pt" style:font-weight-complex="normal"/>
    </style:style>
    <style:style style:name="T3" style:family="text">
      <style:text-properties style:text-line-through-style="none" style:text-line-through-type="none" fo:font-size="10pt" style:text-underline-style="none" fo:font-weight="normal" officeooo:rsid="001bf94c" style:font-size-asian="8.75pt" style:font-weight-asian="normal" style:font-size-complex="10pt" style:font-weight-complex="normal"/>
    </style:style>
    <style:style style:name="T4" style:family="text">
      <style:text-properties style:text-line-through-style="none" style:text-line-through-type="none" fo:font-size="10pt" style:text-underline-style="none" fo:font-weight="normal" officeooo:rsid="001fbb8b" style:font-size-asian="8.75pt" style:font-weight-asian="normal" style:font-size-complex="10pt" style:font-weight-complex="normal"/>
    </style:style>
    <style:style style:name="T5" style:family="text">
      <style:text-properties style:text-line-through-style="none" style:text-line-through-type="none" fo:font-size="10pt" style:text-underline-style="none" fo:font-weight="normal" officeooo:rsid="0021319e" style:font-size-asian="8.75pt" style:font-weight-asian="normal" style:font-size-complex="10pt" style:font-weight-complex="normal"/>
    </style:style>
    <style:style style:name="T6" style:family="text">
      <style:text-properties style:text-line-through-style="none" style:text-line-through-type="none" fo:font-size="10pt" fo:font-style="italic" style:text-underline-style="none" fo:font-weight="normal" officeooo:rsid="0021319e" style:font-size-asian="8.75pt" style:font-style-asian="italic" style:font-weight-asian="normal" style:font-size-complex="10pt" style:font-style-complex="italic" style:font-weight-complex="normal"/>
    </style:style>
    <style:style style:name="T7" style:family="text">
      <style:text-properties style:text-line-through-style="none" style:text-line-through-type="none" officeooo:rsid="001e04b1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italic" officeooo:rsid="001e04b1" style:font-style-asian="italic" style:font-style-complex="italic"/>
    </style:style>
    <style:style style:name="T10" style:family="text">
      <style:text-properties style:text-line-through-style="none" style:text-line-through-type="none" fo:font-style="italic" officeooo:rsid="001fbb8b" style:font-style-asian="italic" style:font-style-complex="italic"/>
    </style:style>
    <style:style style:name="T11" style:family="text">
      <style:text-properties style:text-line-through-style="none" style:text-line-through-type="none" fo:font-style="italic" officeooo:rsid="0021319e" style:font-style-asian="italic" style:font-style-complex="italic"/>
    </style:style>
    <style:style style:name="T12" style:family="text">
      <style:text-properties style:text-line-through-style="none" style:text-line-through-type="none" officeooo:rsid="001fb309"/>
    </style:style>
    <style:style style:name="T13" style:family="text">
      <style:text-properties style:text-line-through-style="none" style:text-line-through-type="none" officeooo:rsid="0021319e"/>
    </style:style>
    <style:style style:name="T14" style:family="text">
      <style:text-properties style:text-line-through-style="none" style:text-line-through-type="none" officeooo:rsid="00219767"/>
    </style:style>
    <style:style style:name="T15" style:family="text">
      <style:text-properties style:text-line-through-style="none" style:text-line-through-type="none" officeooo:rsid="0024a477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  <style:style style:name="T17" style:family="text">
      <style:text-properties style:text-line-through-style="none" style:text-line-through-type="none" fo:font-style="normal" officeooo:rsid="0021319e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signes :</text:p>
      <text:p text:style-name="P24"/>
      <text:p text:style-name="Text_20_body">Le document qui sera remis doit comprendre :</text:p>
      <text:list xml:id="list1050910584919762031" text:style-name="L1">
        <text:list-item>
          <text:p text:style-name="P25">un résumé ; </text:p>
        </text:list-item>
        <text:list-item>
          <text:p text:style-name="P25">une table des matières ; </text:p>
        </text:list-item>
        <text:list-item>
          <text:p text:style-name="P25">une table des figures ; </text:p>
        </text:list-item>
        <text:list-item>
          <text:p text:style-name="P25">une liste des abréviations utilisées ; </text:p>
        </text:list-item>
        <text:list-item>
          <text:p text:style-name="P25">une liste des logiciels utilisés qui précise les numéros de versions ; </text:p>
        </text:list-item>
        <text:list-item>
          <text:p text:style-name="P25">la section principale qui ne devra pas excéder 20 pages imprimées en recto simple, avec le découpage suivant : </text:p>
          <text:list>
            <text:list-item>
              <text:p text:style-name="P25">Une introduction qui présente le contexte scientifique dans lequel s'inscrit le travail réalisé ainsi que la(les) problématique(s) abordées pendant le stage ; </text:p>
            </text:list-item>
            <text:list-item>
              <text:p text:style-name="P25">Une section matériels et méthodes ;</text:p>
            </text:list-item>
            <text:list-item>
              <text:p text:style-name="P25">Une section présentant les résultats obtenus ;</text:p>
            </text:list-item>
            <text:list-item>
              <text:p text:style-name="P25">Une section discussion qui contextualise les résultats par rapport à la problématique générale et au contexte général dans lequel s'inscrit le stage ;</text:p>
            </text:list-item>
            <text:list-item>
              <text:p text:style-name="P25">Une conclusion qui présente, entre-outre, les perspectives ouvertes par le travail réalisé ;</text:p>
            </text:list-item>
          </text:list>
        </text:list-item>
        <text:list-item>
          <text:p text:style-name="P25">la liste des références bibliographiques ; </text:p>
        </text:list-item>
        <text:list-item>
          <text:p text:style-name="P23">éventuellement des annexes.</text:p>
        </text:list-item>
      </text:list>
      <text:p text:style-name="Text_20_body"/>
      <text:p text:style-name="P3">Organisation du document :</text:p>
      <text:p text:style-name="P3"/>
      <text:p text:style-name="P4">Page de garde :</text:p>
      <text:list xml:id="list4573872727667903480" text:style-name="L2">
        <text:list-item>
          <text:p text:style-name="P5"><text:span text:style-name="T3">logo lyon1</text:span></text:p>
        </text:list-item>
        <text:list-item>
          <text:p text:style-name="P5"><text:span text:style-name="T3">logo labo + groupe de recherche</text:span></text:p>
        </text:list-item>
        <text:list-item>
          <text:p text:style-name="P2"><text:span text:style-name="T2">Nom etc…</text:span></text:p>
        </text:list-item>
      </text:list>
      <text:p text:style-name="P1"><text:span text:style-name="T2"/></text:p>
      <text:p text:style-name="P1"><text:span text:style-name="T2">Choix du titre : </text:span><text:span text:style-name="T4">Implémentation d’un algorithme d’i</text:span><text:span text:style-name="T2">dentification </text:span><text:span text:style-name="T4">structurelle de</text:span><text:span text:style-name="T2"> molécules à partir d’arbre de fragmentation issu de spectrométrie de masse.</text:span></text:p>
      <text:p text:style-name="P1"><text:span text:style-name="T2"/></text:p>
      <text:p text:style-name="P6"><text:span text:style-name="T1">Liste des abréviations:</text:span></text:p>
      <text:p text:style-name="P19"><text:span text:style-name="T1">MS → masse spectrometry</text:span></text:p>
      <text:p text:style-name="P6"><text:span text:style-name="T1">Liste des logiciels:</text:span></text:p>
      <text:p text:style-name="P19"><text:span text:style-name="T1">Python3</text:span></text:p>
      <text:p text:style-name="P19"><text:span text:style-name="T1">Sagemath</text:span></text:p>
      <text:p text:style-name="P6"><text:span text:style-name="T1"/></text:p>
      <text:p text:style-name="P6"><text:span text:style-name="T1">Bibliographie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8"><text:span text:style-name="T1">Mots clés:</text:span></text:p>
      <text:p text:style-name="P18"><text:span text:style-name="T1">Chimie : valence, spectrométrie de masse MS/MS, arbre de fragmentation, </text:span><text:span text:style-name="T13">liaison, formule, </text:span><text:span text:style-name="T14">isomères, recombinaison</text:span></text:p>
      <text:p text:style-name="P18"><text:span text:style-name="T14">Algo </text:span><text:span text:style-name="T1">: </text:span><text:span text:style-name="T14">Arbre, g</text:span><text:span text:style-name="T1">raphe, </text:span><text:span text:style-name="T14">sous-graphe, </text:span><text:span text:style-name="T1">supergraphe, degré, séquence de degré, </text:span><text:span text:style-name="T13">loop-free, multigraph, connexité. </text:span><text:span text:style-name="T14">composantes, sommet, arète, loop, isomorphe, switch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Plan :</text:span></text:p>
      <text:list xml:id="list5612802688192398657" text:style-name="L3">
        <text:list-item>
          <text:p text:style-name="P14"><text:span text:style-name="T1">Introduction (contexte scientifique + problématique)</text:span></text:p>
        </text:list-item>
        <text:list-item>
          <text:p text:style-name="P14"><text:span text:style-name="T1">Matériels et méthodes</text:span></text:p>
        </text:list-item>
        <text:list-item>
          <text:p text:style-name="P14"><text:span text:style-name="T1">Résultats obtenus</text:span></text:p>
        </text:list-item>
        <text:list-item>
          <text:p text:style-name="P14"><text:span text:style-name="T1">Discussion (contextualise résultats par rapport à la problématique et au contexte)</text:span></text:p>
        </text:list-item>
        <text:list-item>
          <text:p text:style-name="P14"><text:span text:style-name="T1">Conclusion (perspectives ouvertes)</text:span></text:p>
        </text:list-item>
      </text:list>
      <text:p text:style-name="P13"><text:span text:style-name="T1"/></text:p>
      <text:p text:style-name="P7"><text:span text:style-name="T1">Introduction:</text:span></text:p>
      <text:p text:style-name="P15"><text:span text:style-name="T1">Contexte :</text:span></text:p>
      <text:list xml:id="list3631293927666124584" text:style-name="L5">
        <text:list-item>
          <text:p text:style-name="P16"><text:span text:style-name="T1">S’inscrit au sein du travail de Delphine en Métabolomique.</text:span></text:p>
        </text:list-item>
        <text:list-item>
          <text:p text:style-name="P16"><text:span text:style-name="T1">Importance de la structure d’une molécule → exemple molécule dont rôle différent selon structures</text:span></text:p>
        </text:list-item>
        <text:list-item>
          <text:p text:style-name="P16"><text:span text:style-name="T1">Identification de la molécule insuffisante avec uniquement formule.</text:span></text:p>
        </text:list-item>
        <text:list-item>
          <text:p text:style-name="P16"><text:span text:style-name="T1">ELI5 Spectro tandem →</text:span><text:span text:style-name="T7"> Arbre de fragmentation</text:span></text:p>
        </text:list-item>
        <text:list-item>
          <text:p text:style-name="P17"><text:span text:style-name="T1">Présentation travaux Arnaud Mary : Arbre de fragmentation donne contrainte supplémentaire sur structure moléculaire → condition nécessaire pour qu’un arbre soit réalisable, ELI5 switch</text:span></text:p>
        </text:list-item>
        <text:list-item>
          <text:p text:style-name="P17"><text:span text:style-name="T1">ELI5 supergraphe de l’arbre de fragmentation : obtention </text:span><text:span text:style-name="T12">du premier graphe, déduction de tous les autres.</text:span></text:p>
          <text:p text:style-name="P16"><text:span text:style-name="T1"/></text:p>
        </text:list-item>
      </text:list>
      <text:p text:style-name="P15"><text:span text:style-name="T8">Problématique :</text:span><text:span text:style-name="T9"> </text:span><text:span text:style-name="T10">Implémenter un </text:span><text:span text:style-name="T11">algorithme permettant d’énumérer tous les configurations respectant les contraintes imposées par l’arbre de fragmentation. (Séquence de degré + connexité).</text:span></text:p>
      <text:p text:style-name="P20"><text:span text:style-name="T11">(</text:span><text:span text:style-name="T8">Dans le but d’identifier </text:span></text:p>
      <text:p text:style-name="P15"><text:span text:style-name="T11"/></text:p>
      <text:p text:style-name="P9"><text:span text:style-name="T17">M</text:span><text:span text:style-name="T16">atériels et Méthodes</text:span><text:span text:style-name="T6">:</text:span></text:p>
      <text:p text:style-name="P12"><text:span text:style-name="T5">C</text:span><text:span text:style-name="T2">onfig ordi</text:span></text:p>
      <text:p text:style-name="P11"><text:span text:style-name="T5">P</text:span><text:span text:style-name="T2">ython. Voilà voilà.</text:span></text:p>
      <text:p text:style-name="P11"><text:span text:style-name="T2">Sagemath : Présentation du module, de la structure des graphes et des arbres. Montrer quelques fonctions.</text:span></text:p>
      <text:p text:style-name="P11"><text:span text:style-name="T2">Visualisation des graphes ?</text:span></text:p>
      <text:p text:style-name="P11"><text:span text:style-name="T5"/></text:p>
      <text:p text:style-name="P12"><text:span text:style-name="T5">R</text:span><text:span text:style-name="T2">ésultats :</text:span></text:p>
      <text:p text:style-name="P12"><text:span text:style-name="T2">Parler des fonctions que j’ai implémenté.</text:span></text:p>
      <text:p text:style-name="P12"><text:span text:style-name="T2">Commenter rapidité d’exécution selon contraintes.</text:span></text:p>
      <text:p text:style-name="P11"><text:span text:style-name="T5"/></text:p>
      <text:p text:style-name="P10"><text:span text:style-name="T1">Problèmes rencontrés:</text:span></text:p>
      <text:list xml:id="list7210671225156524423" text:style-name="L7">
        <text:list-item>
          <text:p text:style-name="P21"><text:span text:style-name="T1">Cas des recombinaisons.</text:span></text:p>
        </text:list-item>
        <text:list-item>
          <text:p text:style-name="P21"><text:span text:style-name="T1">Cas des hydrogènes. →</text:span><text:span text:style-name="T14"> On les retire de chaque noeud et on les considère comme noeud à part</text:span></text:p>
        </text:list-item>
        <text:list-item>
          <text:p text:style-name="P22"><text:span text:style-name="T14">R</text:span><text:span text:style-name="T1">écursivité</text:span></text:p>
        </text:list-item>
        <text:list-item>
          <text:p text:style-name="P22"><text:span text:style-name="T1">Complexité (temps de calcul sur grandes molécules) : </text:span><text:span text:style-name="T15">2^(n*(n-1)/2) combinaisons. (Pour 9 sommets : 68Md)</text:span></text:p>
        </text:list-item>
      </text:list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59:35.027120520</meta:creation-date>
    <dc:date>2018-05-28T16:56:41.027903960</dc:date>
    <meta:editing-duration>PT20M43S</meta:editing-duration>
    <meta:editing-cycles>1</meta:editing-cycles>
    <meta:document-statistic meta:table-count="0" meta:image-count="0" meta:object-count="0" meta:page-count="2" meta:paragraph-count="60" meta:word-count="473" meta:character-count="3090" meta:non-whitespace-character-count="2699"/>
    <meta:generator>LibreOffice/5.1.6.2$Linux_X86_64 LibreOffice_project/10m0$Build-2</meta:generator>
  </office:meta>
</office:document-meta>
</file>